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c1bf2" officeooo:paragraph-rsid="001c1bf2"/>
    </style:style>
    <style:style style:name="P2" style:family="paragraph" style:parent-style-name="Standard">
      <style:paragraph-properties fo:text-align="justify" style:justify-single-word="false"/>
      <style:text-properties fo:font-weight="bold" officeooo:rsid="001c1bf2" officeooo:paragraph-rsid="001c1bf2" style:font-weight-asian="bold" style:font-weight-complex="bold"/>
    </style:style>
    <style:style style:name="P3" style:family="paragraph" style:parent-style-name="Standard">
      <style:paragraph-properties fo:text-align="justify" style:justify-single-word="false"/>
      <style:text-properties fo:font-weight="bold" officeooo:rsid="001d6cac" officeooo:paragraph-rsid="001d6cac" style:font-weight-asian="bold" style:font-weight-complex="bold"/>
    </style:style>
    <style:style style:name="P4" style:family="paragraph" style:parent-style-name="Standard">
      <style:paragraph-properties fo:text-align="justify" style:justify-single-word="false"/>
      <style:text-properties officeooo:rsid="001d6cac" officeooo:paragraph-rsid="001d6cac"/>
    </style:style>
    <style:style style:name="P5" style:family="paragraph" style:parent-style-name="Standard">
      <style:paragraph-properties fo:text-align="justify" style:justify-single-word="false"/>
      <style:text-properties officeooo:rsid="001d6cac" officeooo:paragraph-rsid="001e05d9"/>
    </style:style>
    <style:style style:name="P6" style:family="paragraph" style:parent-style-name="Standard">
      <style:paragraph-properties fo:text-align="justify" style:justify-single-word="false"/>
      <style:text-properties officeooo:rsid="001e05d9" officeooo:paragraph-rsid="001e05d9"/>
    </style:style>
    <style:style style:name="T1" style:family="text">
      <style:text-properties officeooo:rsid="001e05d9"/>
    </style:style>
    <style:style style:name="T2" style:family="text">
      <style:text-properties officeooo:rsid="001e201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en vers le glooMaps : https://www.gloomaps.com/4GW7H72thd</text:p>
      <text:p text:style-name="P1"/>
      <text:p text:style-name="P1">L'application a pour ligne directrice de valoriser les Zones Humides dans le Parc Naturel Régional Scarpe-Escaut.</text:p>
      <text:p text:style-name="P1"/>
      <text:p text:style-name="P2"># L'aspect utilisateurs :</text:p>
      <text:p text:style-name="P1">L'utilisateur peut choisir de se mettre en compte invité ou de s'inscrire comme membre. S'il s'inscrit comme invité, il pourra participer aux différentes activités et visiter le site, mais ses performances personnelles ne seront pas enregistrées. S'il s'inscrit comme membre, ses données personnelles seront sauvegardées. Ses activités. Ses interventions. Ses photos. Ses défis réalisés. Son nombre de points. Il disposera d'une page profil qu'il pourra personnaliser suivant ses envies. Par ailleurs, en s'inscrivant, l'utilisateur aura pour possibilité de choisir un ou plusieurs statuts (visiteur, agriculteur, chercheur). Ces statuts seront visibles par les autres utilisateurs. </text:p>
      <text:p text:style-name="P1"/>
      <text:p text:style-name="P1">Par ailleurs, trois vidéos pourront être réalisées suivant que l'utilisateur soit dans une posture de visiteur (les jeux (défis, système de progression, privilèges à débloquer), activités (événements, réseaux sociaux), informations sur les Zones Humides), d'agriculteur (présentation des Prairies Humides, programmes de détection des plantes, des zones humides, possibilité de faire apparaître une zone humide sur la map et d'en devenir le gestionnaire (mise au point d'un blog pour valoriser les productions de son exploitation), actualités et réseaux sociaux), de chercheur (présenter le système de jeu avec les différents rangs jusqu'à expert botaniste, la BDD des plantes bioindicatrices sur le site via la map, la possibilité de devenir animateur de plusieurs zones humides en collaboration avec un gestionnaire, d'agrémenter le wikipedia des Zones Humides). Chaque rôle permettra de faciliter l'appropriation de l'application suivant la posture dans laquelle l'utilisateur s'inscrit, sachant qu'un utilisateur peut s'en choisir plusieurs pour s'il le veut exploiter le plein potentiel de l'application.</text:p>
      <text:p text:style-name="P1"/>
      <text:p text:style-name="P3"># Les jeux :</text:p>
      <text:p text:style-name="P5">Le premier jeu de l’application consiste à prendre des photos de plantes dans le PNR Scarpe-Escaut et à les labelliser en trouvant le nom (doit figurer parmi la liste en back-end pour que l’image soit répertoriée avec le bon label). La photo est prise par le smartphone de l’utilisateur. La localisation de la photo est enregistrée. Les informations de la plante sont automatiquement associées à l’image avec la labellisation. <text:span text:style-name="T1">Bien sûr, une liste de plantes bio-indicatrices avec pour chaque une image et ses informations sera mise à disposition des joueurs.</text:span></text:p>
      <text:p text:style-name="P5"/>
      <text:p text:style-name="P5">Le jeu peut se faire en deux modes.</text:p>
      <text:p text:style-name="P4"/>
      <text:p text:style-name="P4">Le premier mode de jeu est en groupe. Un utilisateur avec un rang suffisant peut ouvrir un groupe de jeu dont il sera l’animateur. Le but des joueurs dans le groupe est de prendre un maximum de photos de plantes bio<text:span text:style-name="T1">-</text:span>indicatrices des Zones Humides et de leur associer le bon nom. Ces photos sont automatiquement transférées sur l’interface de l’animateur qui valide ou invalide les informations de l’image (avec la possibilité de les corriger derrière). <text:span text:style-name="T1">La validation d’une image attribue des points au joueur. Ce faisant, un classement se désigne avec à la fin un vainqueur. Une fois le classement fixé, le gagnant peut choisir de transmettre d’office l’une de ses photos qu’il juge la plus belle sur les réseaux sociaux pour représenter une plante bio-indicatrice (elle servira quoiqu’il en soit de vitrine à leur groupe ainsi constitué). Pour les autres, chacun pourra choisir l’une de ses photos validées jugée la plus belle. Une fois cela fait, les différents joueurs pourront voter pour l’image la plus belle du lot (on ne pourra pas voter pour sa propre image, bien sûr). Ce faisant, de l’activité, deux photos sortiront sur les réseaux sociaux. Sur les réseaux sociaux, chaque plante bio-indicatrices se verra proposé plusieurs photos pour la représenter en vitrine de la liste des plantes bio-indicatrices. Les votes de tous les utilisateurs de l’application permettront de décider de </text:span><text:soft-page-break/><text:span text:style-name="T1">l’image vitrine pour chacune de ces plantes, avec le nom de l’utilisateur à l’origine de la photo qui lui sera associée.</text:span></text:p>
      <text:p text:style-name="P4"/>
      <text:p text:style-name="P6">Le deuxième mode de jeu est individuel. Plusieurs défis sont présentés au joueur (prendre 50 photos en une journée, avoir une collection de 10/20/30 plantes bio-indicatrices différentes, avoir voté 30 fois sur les réseaux sociaux de l’application, etc.). <text:span text:style-name="T2">Les débloquer distribue des badges affichés sur le profil du joueur. Certains badges permettent de d’obtenir des rangs honorifiques (ex : botaniste débutant/confirmé/expert) qui peuvent eux-mêmes déverrouiller des pouvoirs (ex : un botaniste expert pourra contribuer au wikipedia de l’application et animer les zones humides sur la map interactive en collaboration avec les gestionnaires des différentes z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10:34:31.147000000</meta:creation-date>
    <dc:date>2020-08-04T11:04:00.847000000</dc:date>
    <meta:editing-duration>PT17M38S</meta:editing-duration>
    <meta:editing-cycles>3</meta:editing-cycles>
    <meta:generator>LibreOffice/5.2.5.1$Windows_x86 LibreOffice_project/0312e1a284a7d50ca85a365c316c7abbf20a4d22</meta:generator>
    <meta:document-statistic meta:table-count="0" meta:image-count="0" meta:object-count="0" meta:page-count="2" meta:paragraph-count="10" meta:word-count="719" meta:character-count="4772" meta:non-whitespace-character-count="4062"/>
  </office:meta>
</office:document-meta>
</file>